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Standard">
      <style:text-properties style:font-name="Arial"/>
    </style:style>
    <style:style style:name="P3" style:family="paragraph" style:parent-style-name="Heading_20_1">
      <style:paragraph-properties fo:text-align="start" style:justify-single-word="false"/>
    </style:style>
    <style:style style:name="P4" style:family="paragraph" style:parent-style-name="Standard">
      <style:text-properties style:font-name="Ari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1">Tidrapport</text:span><text:span text:style-name="T2">, </text:span><text:span text:style-name="T3">Vecka 14 (Iteration -1, Uppstart)</text:span></text:h>
      <text:p text:style-name="P2">Tanketid och brainstorming <text:tab/>2 h<text:line-break/>Research <text:s/><text:tab/><text:tab/><text:tab/><text:tab/>3 h</text:p>
      <text:p text:style-name="P2">Arbete med Vision <text:tab/><text:tab/><text:tab/>3 h</text:p>
      <text:p text:style-name="P2">Läsning av gamla projekt<text:tab/><text:tab/>1 h</text:p>
      <text:p text:style-name="P2">Föreläsning, uppstart <text:tab/><text:tab/>1 h</text:p>
      <text:p text:style-name="P2">Gästföreläsning, drivhuset<text:tab/><text:tab/>4 h</text:p>
      <text:p text:style-name="P2">Komma igång med WordPress <text:tab/>3 h</text:p>
      <text:p text:style-name="P2"/>
      <text:p text:style-name="P2">Totalt<text:tab/><text:tab/><text:tab/><text:tab/><text:tab/>17 h</text:p>
      <text:p text:style-name="P2"/>
      <text:h text:style-name="P3" text:outline-level="1"><text:span text:style-name="T1">Tidrapport</text:span><text:span text:style-name="T2">, </text:span><text:span text:style-name="T3">Vecka 15 (Iteration 0, Uppstart)</text:span></text:h>
      <text:p text:style-name="P2">Arbete med Vision<text:tab/><text:tab/><text:tab/>1 h</text:p>
      <text:p text:style-name="P2">Arbete med logotyp<text:tab/>+ layout<text:tab/>2 h</text:p>
      <text:p text:style-name="P2">Research och planering<text:tab/><text:tab/>1 h</text:p>
      <text:p text:style-name="P2">Arbete med prototyp</text:p>
      <text:p text:style-name="P2">Kravspecifikation</text:p>
      <text:p text:style-name="P2">Kravlista</text:p>
      <text:p text:style-name="P2">Användningsfall</text:p>
      <text:p text:style-name="P2">Förberedelse Sprintar</text:p>
      <text:p text:style-name="P2"/>
      <text:p text:style-name="P2"/>
      <text:p text:style-name="P2">Totalt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DV430 - Individuellt mjukvaruutvecklingsprojekt</text:p>
        <text:p text:style-name="MP1">Marike Grinde - mg222cd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3:11:04</meta:creation-date>
    <dc:date>2014-04-10T22:31:49</dc:date>
    <meta:editing-duration>PT11H13S</meta:editing-duration>
    <meta:editing-cycles>24</meta:editing-cycles>
    <meta:generator>OpenOffice.org/3.4.1$Unix OpenOffice.org_project/341m1$Build-9593</meta:generator>
    <meta:document-statistic meta:table-count="0" meta:image-count="0" meta:object-count="0" meta:page-count="1" meta:paragraph-count="20" meta:word-count="82" meta:character-count="538"/>
  </office:meta>
</office:document-meta>
</file>